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66cm" fo:min-width="6.415cm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348cm" fo:min-width="2.415cm" fo:padding-top="0.16cm" fo:padding-bottom="0.16cm" fo:padding-left="0.285cm" fo:padding-right="0.285cm"/>
    </style:style>
    <style:style style:name="gr3" style:family="graphic" style:parent-style-name="standard">
      <style:graphic-properties svg:stroke-width="0.071cm" svg:stroke-color="#000000" draw:marker-start-width="0.414cm" draw:marker-end-width="0.414cm" draw:fill-color="#ffffff" draw:textarea-horizontal-align="justify" draw:textarea-vertical-align="middle" draw:auto-grow-height="false" fo:min-height="0.936cm" fo:min-width="3.554cm" fo:padding-top="0.16cm" fo:padding-bottom="0.16cm" fo:padding-left="0.285cm" fo:padding-right="0.285cm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936cm" fo:min-width="3.554cm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1cm" draw:marker-start-width="0.413cm" draw:marker-end="Arrow" draw:marker-end-width="0.512cm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66cm" fo:min-width="5.145cm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6.985cm" svg:height="2.286cm" svg:x="19.78cm" svg:y="14.319cm">
            <text:p text:style-name="P1">Implement or Refine</text:p>
            <text:p text:style-name="P1">Feature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6.985cm" svg:height="2.286cm" svg:x="19.78cm" svg:y="18.637cm">
            <text:p text:style-name="P1">Run Feature against </text:p>
            <text:p text:style-name="P1">Example Corpus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5.969cm" svg:height="5.334cm" svg:x="20.288cm" svg:y="22.971cm">
            <text:p text:style-name="P1">Result</text:p>
            <text:p text:style-name="P1">satisfies</text:p>
            <text:p text:style-name="P1">Conditions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2" draw:id="id2" draw:layer="layout" svg:width="6.985cm" svg:height="2.286cm" svg:x="19.78cm" svg:y="10.017cm">
            <text:p text:style-name="P1">Define Conditions for </text:p>
            <text:p text:style-name="P1">acceptable Results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" draw:id="id1" draw:layer="layout" svg:width="4.572cm" svg:height="1.778cm" svg:x="20.986cm" svg:y="5.064cm">
            <text:p text:style-name="P1">Start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xml:id="id6" draw:id="id6" draw:layer="layout" svg:width="4.572cm" svg:height="1.778cm" svg:x="20.986cm" svg:y="31.988cm">
            <text:p text:style-name="P1">End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" draw:text-style-name="P2" xml:id="id8" draw:id="id8" draw:layer="layout" svg:width="5.969cm" svg:height="5.334cm" svg:x="3.804cm" svg:y="22.971cm">
            <text:p text:style-name="P1">Conditions</text:p>
            <text:p text:style-name="P1">need to be</text:p>
            <text:p text:style-name="P1">Refine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svg:x1="23.272cm" svg:y1="6.842cm" svg:x2="23.272cm" svg:y2="10.017cm" draw:start-shape="id1" draw:start-glue-point="6" draw:end-shape="id2" draw:end-glue-point="0" svg:d="M23272 6842v3175" svg:viewBox="0 0 1 3176">
            <text:p/>
          </draw:connector>
          <draw:connector draw:style-name="gr5" draw:text-style-name="P3" draw:layer="layout" svg:x1="23.272cm" svg:y1="12.303cm" svg:x2="23.272cm" svg:y2="14.319cm" draw:start-shape="id2" draw:start-glue-point="2" draw:end-shape="id3" draw:end-glue-point="0" svg:d="M23272 12303v2016" svg:viewBox="0 0 1 2017">
            <text:p/>
          </draw:connector>
          <draw:connector draw:style-name="gr5" draw:text-style-name="P3" draw:layer="layout" svg:x1="23.272cm" svg:y1="16.605cm" svg:x2="23.272cm" svg:y2="18.637cm" draw:start-shape="id3" draw:start-glue-point="2" draw:end-shape="id4" draw:end-glue-point="0" svg:d="M23272 16605v2032" svg:viewBox="0 0 1 2033">
            <text:p/>
          </draw:connector>
          <draw:connector draw:style-name="gr5" draw:text-style-name="P3" draw:layer="layout" svg:x1="23.272cm" svg:y1="20.923cm" svg:x2="23.273cm" svg:y2="22.971cm" draw:start-shape="id4" draw:start-glue-point="2" draw:end-shape="id5" draw:end-glue-point="4" svg:d="M23272 20923v1024h1v1024" svg:viewBox="0 0 2 2049">
            <text:p/>
          </draw:connector>
          <draw:connector draw:style-name="gr5" draw:text-style-name="P3" draw:layer="layout" svg:x1="23.273cm" svg:y1="28.305cm" svg:x2="23.272cm" svg:y2="31.988cm" draw:start-shape="id5" draw:start-glue-point="6" draw:end-shape="id6" draw:end-glue-point="4" svg:d="M23273 28305v1842h-1v1841" svg:viewBox="0 0 2 3684">
            <text:p/>
          </draw:connector>
          <draw:connector draw:style-name="gr5" draw:text-style-name="P3" draw:layer="layout" svg:x1="20.288cm" svg:y1="25.638cm" svg:x2="18.029cm" svg:y2="25.638cm" draw:start-shape="id5" draw:start-glue-point="5" draw:end-shape="id7" svg:d="M20288 25638h-2259" svg:viewBox="0 0 2260 1">
            <text:p/>
          </draw:connector>
          <draw:connector draw:style-name="gr5" draw:text-style-name="P3" draw:layer="layout" svg:x1="6.789cm" svg:y1="22.971cm" svg:x2="19.78cm" svg:y2="15.462cm" draw:start-shape="id8" draw:start-glue-point="4" draw:end-shape="id3" draw:end-glue-point="3" svg:d="M6789 22971v-7509h12991" svg:viewBox="0 0 12992 7510">
            <text:p/>
          </draw:connector>
          <draw:connector draw:style-name="gr5" draw:text-style-name="P3" draw:layer="layout" draw:line-skew="-1.022cm" svg:x1="3.804cm" svg:y1="25.638cm" svg:x2="19.78cm" svg:y2="11.16cm" draw:start-shape="id8" draw:start-glue-point="5" draw:end-shape="id2" svg:d="M3804 25638h-1559v-14478h17535" svg:viewBox="0 0 17536 14479">
            <text:p/>
          </draw:connector>
          <draw:frame draw:style-name="gr6" draw:text-style-name="P4" draw:layer="layout" svg:width="1.905cm" svg:height="1.27cm" svg:x="2.28cm" svg:y="24.495cm">
            <draw:text-box>
              <text:p text:style-name="P1">Yes</text:p>
            </draw:text-box>
          </draw:frame>
          <draw:frame draw:style-name="gr6" draw:text-style-name="P4" draw:layer="layout" svg:width="1.905cm" svg:height="1.27cm" svg:x="6.598cm" svg:y="21.955cm">
            <draw:text-box>
              <text:p text:style-name="P1">No</text:p>
            </draw:text-box>
          </draw:frame>
          <draw:frame draw:style-name="gr6" draw:text-style-name="P4" draw:layer="layout" svg:width="1.905cm" svg:height="1.27cm" svg:x="23.145cm" svg:y="28.178cm">
            <draw:text-box>
              <text:p text:style-name="P1">Yes</text:p>
            </draw:text-box>
          </draw:frame>
          <draw:frame draw:style-name="gr6" draw:text-style-name="P4" draw:layer="layout" svg:width="1.905cm" svg:height="1.27cm" svg:x="18.699cm" svg:y="24.495cm">
            <draw:text-box>
              <text:p text:style-name="P1">No</text:p>
            </draw:text-box>
          </draw:frame>
          <draw:custom-shape draw:style-name="gr7" draw:text-style-name="P2" xml:id="id7" draw:id="id7" draw:layer="layout" svg:width="5.715cm" svg:height="2.286cm" svg:x="12.314cm" svg:y="24.495cm">
            <text:p text:style-name="P1">Inspect Resul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12.314cm" svg:y1="25.638cm" svg:x2="9.773cm" svg:y2="25.638cm" draw:start-shape="id7" draw:start-glue-point="3" draw:end-shape="id8" draw:end-glue-point="7" svg:d="M12314 25638h-2541" svg:viewBox="0 0 2542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04cm" fo:page-height="42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3T16:00:55.640508075</meta:creation-date>
    <dc:date>2017-11-23T16:57:43.523990686</dc:date>
    <dc:creator>Maximilian Meffert</dc:creator>
    <meta:editing-duration>PT46M4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